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3375" officeooo:paragraph-rsid="00073375"/>
    </style:style>
    <style:style style:name="P2" style:family="paragraph" style:parent-style-name="Standard" style:list-style-name="L1">
      <style:text-properties officeooo:rsid="00073375" officeooo:paragraph-rsid="00073375"/>
    </style:style>
    <style:style style:name="P3" style:family="paragraph" style:parent-style-name="Standard" style:list-style-name="L2">
      <style:text-properties officeooo:rsid="00073375" officeooo:paragraph-rsid="00073375"/>
    </style:style>
    <style:style style:name="P4" style:family="paragraph" style:parent-style-name="Standard" style:list-style-name="L3">
      <style:text-properties officeooo:rsid="00073375" officeooo:paragraph-rsid="00073375"/>
    </style:style>
    <style:style style:name="P5" style:family="paragraph" style:parent-style-name="Standard" style:list-style-name="L4">
      <style:text-properties officeooo:rsid="00073375" officeooo:paragraph-rsid="00073375"/>
    </style:style>
    <style:style style:name="P6" style:family="paragraph" style:parent-style-name="Standard" style:list-style-name="L6">
      <style:text-properties officeooo:rsid="00073375" officeooo:paragraph-rsid="00073375"/>
    </style:style>
    <style:style style:name="P7" style:family="paragraph" style:parent-style-name="Standard" style:list-style-name="L7">
      <style:text-properties officeooo:rsid="00073375" officeooo:paragraph-rsid="00073375"/>
    </style:style>
    <style:style style:name="P8" style:family="paragraph" style:parent-style-name="Standard">
      <style:text-properties officeooo:rsid="00073375" officeooo:paragraph-rsid="00073375" fo:background-color="#ffff00"/>
    </style:style>
    <style:style style:name="P9" style:family="paragraph" style:parent-style-name="Standard" style:list-style-name="L5">
      <style:text-properties officeooo:paragraph-rsid="00073375"/>
    </style:style>
    <style:style style:name="T1" style:family="text">
      <style:text-properties officeooo:rsid="000733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érequis :</text:h>
      <text:p text:style-name="P1">HTTP / REST-full / JSON</text:p>
      <text:p text:style-name="P1"/>
      <text:h text:style-name="Heading_20_3" text:outline-level="3">Fourni :</text:h>
      <text:p text:style-name="P1">Libs : guava / jackson</text:p>
      <text:p text:style-name="P1">Un petit serveur HTTP générique</text:p>
      <text:p text:style-name="P1">Un petit cient HTTP/JSON</text:p>
      <text:p text:style-name="P1">Quelques classes utilitaires pour factoriser le code qu'on utilisera souvent.</text:p>
      <text:p text:style-name="P1"/>
      <text:p text:style-name="P1"/>
      <text:p text:style-name="P1"/>
      <text:h text:style-name="Heading_20_1" text:outline-level="1">PART I : asynchronicité</text:h>
      <text:p text:style-name="P1"/>
      <text:h text:style-name="Heading_20_3" text:outline-level="3">SimpleServerTest</text:h>
      <text:p text:style-name="P1">Exemple d'utilisation du serveur HTTP pour une requête simple.</text:p>
      <text:p text:style-name="P1"/>
      <text:h text:style-name="Heading_20_3" text:outline-level="3">V01SimpleTest</text:h>
      <text:p text:style-name="P1">Exemple d'utilisation du client HTTP/JSON pour une requête simple.</text:p>
      <text:p text:style-name="P1"/>
      <text:p text:style-name="P1">V02SimpleTest/V02SimpleTestBase</text:p>
      <text:p text:style-name="P1">Refactor pour extraires les différentes étapes dans une classe accessoire.</text:p>
      <text:p text:style-name="P1"/>
      <text:h text:style-name="Heading_20_3" text:outline-level="3">V02ThreadTest</text:h>
      <text:p text:style-name="P8">* Multithreading</text:p>
      <text:list xml:id="list9058758881624244853" text:style-name="L1">
        <text:list-item>
          <text:p text:style-name="P2">process vs. thread</text:p>
        </text:list-item>
        <text:list-item>
          <text:p text:style-name="P2">class Thread / interface Runnable</text:p>
        </text:list-item>
        <text:list-item>
          <text:p text:style-name="P2">gestion directe (creation, arrêt, synchronisation, concurrence, exceptions)</text:p>
        </text:list-item>
      </text:list>
      <text:p text:style-name="P1"/>
      <text:h text:style-name="Heading_20_3" text:outline-level="3">V03FutureTest</text:h>
      <text:p text:style-name="P8">* Java concurrency / Futures</text:p>
      <text:list xml:id="list813879632177252841" text:style-name="L2">
        <text:list-item>
          <text:p text:style-name="P3">séparation de la gestion des Thread du traitement qu'ils contiennent</text:p>
        </text:list-item>
        <text:list-item>
          <text:p text:style-name="P3">abstraction de certaines notions du multithreading : jobs (Callable/Runnable), ExecutorService, ThreadPool et bien sûr les Futures !</text:p>
        </text:list-item>
        <text:list-item>
          <text:p text:style-name="P3">pool de thread / parralelisme maitrisé</text:p>
        </text:list-item>
        <text:list-item>
          <text:p text:style-name="P3">Future = classe generique typée qui exprime que l'on aura accès à un certain resultat (un objet) dans un temps indéterminé </text:p>
        </text:list-item>
        <text:list-item>
          <text:p text:style-name="P3">distinction Callable/Runnable : le type de retour ; en général si on soumet un job, on attend un retour</text:p>
        </text:list-item>
        <text:list-item>
          <text:p text:style-name="P3">qui dit pool dit attente passive, et donc : gestion de la sortie du programme !</text:p>
        </text:list-item>
        <text:list-item>
          <text:p text:style-name="P3">Lire la Javadoc !</text:p>
        </text:list-item>
      </text:list>
      <text:p text:style-name="P1"/>
      <text:h text:style-name="Heading_20_3" text:outline-level="3"><text:soft-page-break/>V04FutureTest</text:h>
      <text:p text:style-name="P8">* Guava concurrency - Futures extensions</text:p>
      <text:list xml:id="list1318662674822479715" text:style-name="L3">
        <text:list-item>
          <text:p text:style-name="P4">principal intérêt : ajouter un listener Runnable sur le dénouement du Future (ok, erreur, cancel) ListenableFuture</text:p>
        </text:list-item>
        <text:list-item>
          <text:p text:style-name="P4">contrainte : utilisation d'un Executor special ListeningExecutorService</text:p>
        </text:list-item>
        <text:list-item>
          <text:p text:style-name="P4">à connaitre : enchainement d'Executors ; de nombreuses méthodes de traitement des ListenableFuture ont un argument optionnel pour spécifier quel Executor va executer la suite</text:p>
        </text:list-item>
      </text:list>
      <text:p text:style-name="P1"/>
      <text:h text:style-name="Heading_20_3" text:outline-level="3">V05FutureTest</text:h>
      <text:p text:style-name="P8">* FutureCallback</text:p>
      <text:list xml:id="list4768941415096276766" text:style-name="L4">
        <text:list-item>
          <text:p text:style-name="P5">c'est le meilleur moyen de s'en sortir avec un ListenableFuture, et à vrai dire on ne devrait utiliser que celui-ci !</text:p>
        </text:list-item>
        <text:list-item>
          <text:p text:style-name="P5">gestion succes/erreur (cancel est une erreur de ce point de vue = CancellationException)</text:p>
        </text:list-item>
      </text:list>
      <text:p text:style-name="P1"/>
      <text:h text:style-name="Heading_20_3" text:outline-level="3">V06FutureTestBAD</text:h>
      <text:p text:style-name="P8">* Futures.transform</text:p>
      <text:list xml:id="list5363320581753621061" text:style-name="L5">
        <text:list-item>
          <text:p text:style-name="P9"><text:span text:style-name="T1">ne doit jamais servir à traiter le résultat final d'un Future !!</text:span></text:p>
        </text:list-item>
      </text:list>
      <text:p text:style-name="P1"/>
      <text:p text:style-name="P1"/>
      <text:h text:style-name="Heading_20_2" text:outline-level="2">INTERLUDE : lambda !</text:h>
      <text:h text:style-name="Heading_20_3" text:outline-level="3">LambdaSugaringSample</text:h>
      <text:p text:style-name="P8">* Interfaces fonctionnelles et lambdas</text:p>
      <text:list xml:id="list1923895528226305479" text:style-name="L6">
        <text:list-item>
          <text:p text:style-name="P6">permet d'écrire un code plus compact</text:p>
        </text:list-item>
        <text:list-item>
          <text:p text:style-name="P6">attention : parfois la syntaxe peut être compliquée à relire... d'où l'importance de bien les maitriser !</text:p>
        </text:list-item>
      </text:list>
      <text:p text:style-name="P1"/>
      <text:p text:style-name="P1"/>
      <text:h text:style-name="Heading_20_3" text:outline-level="3">V07FutureTest à V10FutureTest</text:h>
      <text:list xml:id="list3969336085093430324" text:style-name="L7">
        <text:list-item>
          <text:p text:style-name="P7">mise en place du FunctionnalCallback, exemple de class qui permet d'utiliser encore plus de lambdas !</text:p>
        </text:list-item>
        <text:list-item>
          <text:p text:style-name="P7">attention : sur de code asynchrone (gestion des Futures) on peut vite perdre de vue que tout ne s'éxécute pas en série !!</text:p>
        </text:list-item>
      </text:list>
      <text:p text:style-name="P1"/>
      <text:p text:style-name="P1"/>
      <text:h text:style-name="Heading_20_1" text:outline-level="1">PART II : mix avec Swing</text:h>
      <text:p text:style-name="P1"/>
      <text:p text:style-name="P1"/>
      <text:p text:style-name="P1">Objectif : créer une petite appli avec un bouton qui va chercher le nombre de click sur le serveur. On veut voir un indice visuel pendant le temps de chargement =&gt; une progress bar en mode indeterminate</text:p>
      <text:p text:style-name="P1"/>
      <text:p text:style-name="P1"/>
      <text:h text:style-name="Heading_20_3" text:outline-level="3"><text:soft-page-break/>ClickTestServer</text:h>
      <text:p text:style-name="P1">Le serveur de test : on incrémente un compteur à chaque requête. À tester dans le navigateur !</text:p>
      <text:p text:style-name="P1"/>
      <text:p text:style-name="P1"/>
      <text:h text:style-name="Heading_20_3" text:outline-level="3">V01ClickCountTest</text:h>
      <text:p text:style-name="P1">Rien de très sorcier : on lance la requête depuis le listener du bouton...</text:p>
      <text:p text:style-name="P1">Problème : toute l'appli est figée pendant l'appel... constat : on ne doit pas faire la requête dans l'EDT</text:p>
      <text:p text:style-name="P1"/>
      <text:p text:style-name="P1"/>
      <text:h text:style-name="Heading_20_3" text:outline-level="3">V02ClickCountTest/V02ClickCountTestBase</text:h>
      <text:p text:style-name="P1">Refactor pour extraire les différentes étapes dans une classe accessoire</text:p>
      <text:p text:style-name="P1"/>
      <text:p text:style-name="P1"/>
      <text:h text:style-name="Heading_20_3" text:outline-level="3">V03ClickCountTest</text:h>
      <text:p text:style-name="P1">Utilisation du FunctionnalCallback pour faire la même chose que précédemment...</text:p>
      <text:p text:style-name="P1">Problème : clic multiple possible, arrêt de la barre de progression au premier retour</text:p>
      <text:p text:style-name="P1">Problème : gestion d'erreur = barre de progression cassée</text:p>
      <text:p text:style-name="P1"/>
      <text:p text:style-name="P1"/>
      <text:h text:style-name="Heading_20_3" text:outline-level="3">V04ClickCountTest/V04ClickCountTestBase</text:h>
      <text:p text:style-name="P1">Résolution des problèmes précédents par utilisation du setEnabled sur le bouton, et méthode de fin de processus appliquée autant en cas de succès et d'erreur.</text:p>
      <text:p text:style-name="P1">Problème : les methodes Swing ne sont pas toujours appelées dans l'EDT...</text:p>
      <text:p text:style-name="P1"/>
      <text:h text:style-name="Heading_20_3" text:outline-level="3">V05ClickCountTest/V05ClickCountTestBase</text:h>
      <text:p text:style-name="P1">Resolution des problèmes d'EDT en préparant les composants avant de passer en asynchrone, et utilisation du SwingExecutor !</text:p>
      <text:p text:style-name="P1"/>
      <text:p text:style-name="P1"/>
      <text:p text:style-name="P1"/>
      <text:h text:style-name="Heading_20_1" text:outline-level="1">PART III : opérations de flux et parallelisme</text:h>
      <text:p text:style-name="P1"/>
      <text:p text:style-name="P1"/>
      <text:p text:style-name="P1">Objectif : comprendre et maitriser les différentes methodes de la classe utilitaire "Futures", sur un exemple de requêtage d'un serveur qui fournit une liste d'items qu'il faut récupérer un par un après avoir obtenu la liste de leur IDs.</text:p>
      <text:p text:style-name="P1"/>
      <text:p text:style-name="P1"/>
      <text:h text:style-name="Heading_20_3" text:outline-level="3">OperationsTestServer</text:h>
      <text:p text:style-name="P1">Serveur de test REST-full ultra basique : une URL primaire pour obtenir une liste, une URL avec id pour récupérer les sous-items. Petite subtilité : on peut modifier le comportement de la liste avec des paramètre de requête.</text:p>
      <text:p text:style-name="P1"><text:soft-page-break/></text:p>
      <text:p text:style-name="P1"/>
      <text:h text:style-name="Heading_20_3" text:outline-level="3">V01OperationTest</text:h>
      <text:p text:style-name="P1">Exemple linéaire et synchrone de requêtage du serveur. Noter que l'on ne peut faire les sous-requête aux item que quand on a obteni le résultat de la requête de liste !</text:p>
      <text:p text:style-name="P1"/>
      <text:p text:style-name="P1"/>
      <text:h text:style-name="Heading_20_3" text:outline-level="3">V02OperationTest</text:h>
      <text:p text:style-name="P1">On commence en douceur pour l'intégration des Futures, on ne va pas chercher à tout faire d'un coup, mais on va commencer par ce qui est le plus spécifique et imbriquer, puis construire autour dans les exercices suivant. Le but de ce premier exercice est de requêter des items, mais pas la liste pour le moment.</text:p>
      <text:p text:style-name="P8">* Futures.allAsList</text:p>
      <text:p text:style-name="P1">À utiliser pour rassembler en un seul résultat (liste) plusieurs jobs qui renvoient le même type de résultat.</text:p>
      <text:p text:style-name="P1">On applique le callback au Future unique résultant.</text:p>
      <text:p text:style-name="P1"/>
      <text:p text:style-name="P1"/>
      <text:h text:style-name="Heading_20_3" text:outline-level="3">V03OperationTest</text:h>
      <text:p text:style-name="P8">* Futures.transform avec Function</text:p>
      <text:p text:style-name="P1">tranformation d'un résultat de Future vers un autre type =&gt; post-traitement, extraction d'une donnée, etc...</text:p>
      <text:p text:style-name="P1"/>
      <text:p text:style-name="P1"/>
      <text:h text:style-name="Heading_20_3" text:outline-level="3">V04OperationTest/V05OperationTest</text:h>
      <text:p text:style-name="P1">Un peu de refactor : lambda pour le transform, et itération d'une liste d'ID pour lancer les requêtes, extraction dans une méthode.</text:p>
      <text:p text:style-name="P1"/>
      <text:p text:style-name="P1"/>
      <text:h text:style-name="Heading_20_3" text:outline-level="3">V06OperationTest</text:h>
      <text:p text:style-name="P1">Mise en place du requêtage de la liste d'ID...</text:p>
      <text:p text:style-name="P1">On a besoin d'imbriquer les Futures : dans le traitement du résultat de la liste, on doit relancer un traitement asynchrone.</text:p>
      <text:p text:style-name="P8">* Futures.transform avec AsyncFunction</text:p>
      <text:p text:style-name="P1">permet de chainer les Futures (imbriquer...)</text:p>
      <text:p text:style-name="P1">syntaxe plus souple que Function -&gt; on peut lancer une exception</text:p>
      <text:p text:style-name="P1">Pourquoi Function ne le permet pas ?</text:p>
      <text:p text:style-name="P1">-&gt; question de philosophie, on considère que si on a obtenu le résultat du Future, c'est que la transformation doit fonctionner nominalement... sinon, on est en erreur et la Function n'est pas appelée...</text:p>
      <text:p text:style-name="P1">cela implique que tout le traitement susceptible de produire une erreur DOIT être fait dans le Callable, et pas dans les Function</text:p>
      <text:p text:style-name="P1">dans Synopsis -&gt; ce n'est pas le cas, le choix qui a été fait n'est pas d'écrire des jobs, mais seulement des traitement après des requêtes...</text:p>
      <text:p text:style-name="P1"/>
      <text:p text:style-name="P1"/>
      <text:h text:style-name="Heading_20_3" text:outline-level="3"><text:soft-page-break/>V07OperationTest</text:h>
      <text:p text:style-name="P1">Refactor de la methode principale : lambda à fond...</text:p>
      <text:p text:style-name="P1">Plus : ajout du timer pour mesurer l'impact de l'asynchrone</text:p>
      <text:p text:style-name="P1">Les requêtes de getItem sont faites en parallèle, la synchronisation des Futures est automatique, et l'ordre d'éxecution implicite en fonction de l'assemblage des transform.</text:p>
      <text:p text:style-name="P1">Jouer sur les tailles de pools de thread, et des paramètres serveurs (délai, nombre d'item) </text:p>
      <text:p text:style-name="P1"/>
      <text:p text:style-name="P1"/>
      <text:h text:style-name="Heading_20_3" text:outline-level="3">V08OperationTest</text:h>
      <text:p text:style-name="P1">Gestion d'erreur pour un Item corrompu : on peut décider de passer sous silence une erreur et ne garder que les Items qui fonctionnent...</text:p>
      <text:p text:style-name="P1">en général, c'est une mauvaise idée, car on perd des erreurs...</text:p>
      <text:p text:style-name="P8">* Futures.successfulAsList</text:p>
      <text:p text:style-name="P1"/>
      <text:p text:style-name="P1"/>
      <text:h text:style-name="Heading_20_3" text:outline-level="3">V09OperationTest</text:h>
      <text:p text:style-name="P1">Gestion d'erreur avec un fallback : on fournit une valeur par default, et on trace chaque erreur.</text:p>
      <text:p text:style-name="P8">* Futures.withFallback</text:p>
      <text:p text:style-name="P1">permet de relancer un Future pour tenter un fallback (retry), mais on peut aussi renvoyer une valeur par défaut directe</text:p>
      <text:p text:style-name="P8">* Futures.immediateFuture</text:p>
      <text:p text:style-name="P1">permet de renvoyer un objet quelconque comme un Future, si nécéssaire : c'est le cas ici</text:p>
      <text:p text:style-name="P1">il y a aussi des méthodes pour créer des Futures failed ou cancele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6:28:27.755628275</meta:creation-date>
    <dc:date>2017-12-12T16:38:50.167555748</dc:date>
    <meta:editing-duration>PT10M21S</meta:editing-duration>
    <meta:editing-cycles>4</meta:editing-cycles>
    <meta:generator>LibreOffice/4.3.3.2$Linux_X86_64 LibreOffice_project/430m0$Build-2</meta:generator>
    <meta:document-statistic meta:table-count="0" meta:image-count="0" meta:object-count="0" meta:page-count="5" meta:paragraph-count="108" meta:word-count="1139" meta:character-count="7233" meta:non-whitespace-character-count="6220"/>
  </office:meta>
</office:document-meta>
</file>